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1.272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20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office:value-type="string">
            <text:p>traitement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style-name="ce10" office:value-type="string">
            <text:p>Method.BatchDoc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14" table:number-columns-repeated="240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7" table:number-columns-repeated="8"/>
          <table:table-cell table:style-name="ce13"/>
          <table:table-cell table:style-name="ce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BATCH_PLAN</text:p>
          </table:table-cell>
          <table:table-cell/>
          <table:table-cell office:value-type="string">
            <text:p>planific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REEDOM&amp;action=FREEDOM_PROCESSTOEXEC&amp;id=%I%</text:p>
          </table:table-cell>
          <table:table-cell/>
          <table:table-cell table:style-name="ce15" office:value-type="string">
            <text:p>::canExecute(FREEDOM,FREEDOM_PROCESSTOEXEC)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7" table:number-columns-repeated="242" table:default-cell-style-name="ce4"/>
        <table:table-row table:style-name="ro1">
          <table:table-cell table:style-name="ce16" office:value-type="string">
            <text:p>// famille action</text:p>
          </table:table-cell>
          <table:table-cell table:style-name="ce16" table:number-columns-repeated="2"/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BEGIN</text:p>
          </table:table-cell>
          <table:table-cell/>
          <table:table-cell office:value-type="string">
            <text:p>processus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EXEC</text:p>
          </table:table-cell>
          <table:table-cell table:number-columns-repeated="25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IDUSER</text:p>
          </table:table-cell>
          <table:table-cell table:style-name="ce25" table:formula="oooc:=[.B10]" office:value-type="string" office:string-value="EXEC_FR_IDENT ">
            <text:p>EXEC_FR_IDENT </text:p>
          </table:table-cell>
          <table:table-cell table:style-name="ce24" office:value-type="string">
            <text:p>id éxécutant</text:p>
          </table:table-cell>
          <table:table-cell table:style-name="ce24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24" office:value-type="string">
            <text:p>docid</text:p>
          </table:table-cell>
          <table:table-cell table:style-name="ce24" table:formula="oooc:=[.H10]+10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N</text:p>
          </table:table-cell>
          <table:table-cell table:style-name="ce24"/>
          <table:table-cell/>
          <table:table-cell office:value-type="string">
            <text:p>::getTitle(EXEC_IDUSER):EXEC_USER</text:p>
          </table:table-cell>
          <table:table-cell/>
          <table:table-cell table:style-name="ce24" table:number-columns-repeated="242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EXEC_USER</text:p>
          </table:table-cell>
          <table:table-cell table:style-name="ce24" office:value-type="string">
            <text:p>EXEC_FR_IDENT</text:p>
          </table:table-cell>
          <table:table-cell table:style-name="ce7" office:value-type="string">
            <text:p>exécut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24" table:formula="oooc:=[.H11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7"/>
          <table:table-cell office:value-type="string">
            <text:p>%S%app=FDL&amp;action=FDL_CARD&amp;id=%EXEC_IDUSER%</text:p>
          </table:table-cell>
          <table:table-cell office:value-type="string">
            <text:p>fdl.php</text:p>
          </table:table-cell>
          <table:table-cell office:value-type="string">
            <text:p>lfamily(D,IUSER,EXEC_USER):EXEC_IDUSER,EXEC_USER</text:p>
          </table:table-cell>
          <table:table-cell/>
          <table:table-cell table:style-name="ce7" table:number-columns-repeated="242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REF</text:p>
          </table:table-cell>
          <table:table-cell table:style-name="ce24" office:value-type="string">
            <text:p>EXEC_FR_IDENT</text:p>
          </table:table-cell>
          <table:table-cell office:value-type="string">
            <text:p>id référ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4" table:formula="oooc:=[.H12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24"/>
          <table:table-cell/>
          <table:table-cell office:value-type="string">
            <text:p>::nothing(EXEC_IDREF):EXEC_REF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F</text:p>
          </table:table-cell>
          <table:table-cell table:style-name="ce24" office:value-type="string">
            <text:p>EXEC_FR_IDENT</text:p>
          </table:table-cell>
          <table:table-cell office:value-type="string">
            <text:p>issu d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3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EXEC_IDREF%</text:p>
          </table:table-cell>
          <table:table-cell office:value-type="string">
            <text:p>fdl.php</text:p>
          </table:table-cell>
          <table:table-cell office:value-type="string">
            <text:p>lfamily(D,PROCESS,EXEC_REF):EXEC_IDREF,EXEC_REF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24" table:formula="oooc:=[.H14]+10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24" table:formula="oooc:=[.H15]+10" office:value-type="float" office:value="70">
            <text:p>7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16]+10" office:value-type="float" office:value="80">
            <text:p>8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PPLICATION</text:p>
          </table:table-cell>
          <table:table-cell office:value-type="string">
            <text:p>EXEC_FR_BATCH</text:p>
          </table:table-cell>
          <table:table-cell office:value-type="string">
            <text:p>applica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24" table:formula="oooc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pplications(EXEC_APPLICATION):EXEC_APPLICA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CTION</text:p>
          </table:table-cell>
          <table:table-cell office:value-type="string">
            <text:p>EXEC_FR_BATCH</text:p>
          </table:table-cell>
          <table:table-cell office:value-type="string">
            <text:p>ac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ctions(EXEC_APPLICATION,EXEC_ACTION):EXEC_AC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T_PARAMETERS</text:p>
          </table:table-cell>
          <table:table-cell office:value-type="string">
            <text:p>EXEC_FR_BATCH</text:p>
          </table:table-cell>
          <table:table-cell office:value-type="string">
            <text:p>paramèt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4" table:formula="oooc:=[.H1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VAR</text:p>
          </table:table-cell>
          <table:table-cell office:value-type="string">
            <text:p>EXEC_T_PARAMETERS</text:p>
          </table:table-cell>
          <table:table-cell office:value-type="string">
            <text:p>vari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VALUEVAR</text:p>
          </table:table-cell>
          <table:table-cell office:value-type="string">
            <text:p>EXEC_T_PARAMETERS</text:p>
          </table:table-cell>
          <table:table-cell office:value-type="string">
            <text:p>val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22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REVDATE</text:p>
          </table:table-cell>
          <table:table-cell office:value-type="string">
            <text:p>EXEC_FR_DATE</text:p>
          </table:table-cell>
          <table:table-cell office:value-type="string">
            <text:p>précédent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3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I%&amp;latest=P</text:p>
          </table:table-cell>
          <table:table-cell/>
          <table:table-cell office:value-type="string">
            <text:p>::getPrevExecDate()</text:p>
          </table:table-cell>
          <table:table-cell table:number-columns-repeated="2"/>
          <table:table-cell office:value-type="string">
            <text:p>ltitle=Voir l'exécution précédente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NEXTDATE</text:p>
          </table:table-cell>
          <table:table-cell office:value-type="string">
            <text:p>EXEC_FR_DATE</text:p>
          </table:table-cell>
          <table:table-cell office:value-type="string">
            <text:p>prochain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4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NextExecDat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HANDNEXTDATE</text:p>
          </table:table-cell>
          <table:table-cell office:value-type="string">
            <text:p>EXEC_FR_DATE</text:p>
          </table:table-cell>
          <table:table-cell office:value-type="string">
            <text:p>à exécuter le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5]+10" office:value-type="float" office:value="170">
            <text:p>17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FutureDate(EXEC_HANDNEXT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</text:p>
          </table:table-cell>
          <table:table-cell office:value-type="string">
            <text:p>EXEC_FR_DATE</text:p>
          </table:table-cell>
          <table:table-cell office:value-type="string">
            <text:p>période en jour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jour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HOUR</text:p>
          </table:table-cell>
          <table:table-cell office:value-type="string">
            <text:p>EXEC_FR_DATE</text:p>
          </table:table-cell>
          <table:table-cell office:value-type="string">
            <text:p>période en heur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heur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MIN</text:p>
          </table:table-cell>
          <table:table-cell office:value-type="string">
            <text:p>EXEC_FR_DATE</text:p>
          </table:table-cell>
          <table:table-cell office:value-type="string">
            <text:p>période en minut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8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minut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ENDDATE</text:p>
          </table:table-cell>
          <table:table-cell office:value-type="string">
            <text:p>EXEC_FR_DATE</text:p>
          </table:table-cell>
          <table:table-cell office:value-type="string">
            <text:p>jusqu'au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9]+10" office:value-type="float" office:value="210">
            <text:p>210</text:p>
          </table:table-cell>
          <table:table-cell office:value-type="string">
            <text:p>H</text:p>
          </table:table-cell>
          <table:table-cell table:number-columns-repeated="5"/>
          <table:table-cell office:value-type="string">
            <text:p>::isFutureDate(EXEC_PERIODEND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NUMBER</text:p>
          </table:table-cell>
          <table:table-cell office:value-type="string">
            <text:p>EXEC_FR_DATE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24" table:formula="oooc:=[.H3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<text:s/>|---,1|Lundi,2|Mardi,3|Mercredi,4|Jeudi,5|Vendredi,6|Samedi,7|Dimanche</text:p>
          </table:table-cell>
          <table:table-cell table:number-columns-repeated="2"/>
          <table:table-cell office:value-type="string">
            <text:p>system=yes,bmenu=no</text:p>
          </table:table-cell>
          <table:table-cell table:number-columns-repeated="240"/>
        </table:table-row>
        <table:table-row table:style-name="ro1">
          <table:table-cell table:style-name="ce6" table:number-columns-repeated="7"/>
          <table:table-cell table:style-name="ce24" table:formula="oooc:=[.H31]+10" office:value-type="float" office:value="230">
            <text:p>230</text:p>
          </table:table-cell>
          <table:table-cell table:style-name="ce6" table:number-columns-repeated="248"/>
        </table:table-row>
        <table:table-row table:style-name="ro1">
          <table:table-cell table:number-columns-repeated="7"/>
          <table:table-cell table:style-name="ce24" table:formula="oooc:=[.H32]+10" office:value-type="float" office:value="240">
            <text:p>24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33]+10" office:value-type="float" office:value="250">
            <text:p>25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ATE</text:p>
          </table:table-cell>
          <table:table-cell office:value-type="string">
            <text:p>EXEC_FR_CR</text:p>
          </table:table-cell>
          <table:table-cell office:value-type="string">
            <text:p>date d'exécution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("%A %d %B %Y %X")</text:p>
          </table:table-cell>
          <table:table-cell table:style-name="ce24" table:formula="oooc:=[.H34]+10" office:value-type="float" office:value="260">
            <text:p>26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ELAPSED</text:p>
          </table:table-cell>
          <table:table-cell office:value-type="string">
            <text:p>EXEC_FR_CR</text:p>
          </table:table-cell>
          <table:table-cell office:value-type="string">
            <text:p>durée d'exécution</text:p>
          </table:table-cell>
          <table:table-cell table:number-columns-repeated="2" office:value-type="string">
            <text:p>N</text:p>
          </table:table-cell>
          <table:table-cell office:value-type="string">
            <text:p>time("%H:%M:%S")</text:p>
          </table:table-cell>
          <table:table-cell table:style-name="ce24" table:formula="oooc:=[.H35]+10" office:value-type="float" office:value="270">
            <text:p>27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STATE</text:p>
          </table:table-cell>
          <table:table-cell office:value-type="string">
            <text:p>EXEC_FR_CR</text:p>
          </table:table-cell>
          <table:table-cell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36]+10" office:value-type="float" office:value="280">
            <text:p>2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</text:p>
          </table:table-cell>
          <table:table-cell office:value-type="string">
            <text:p>EXEC_FR_CR</text:p>
          </table:table-cell>
          <table:table-cell office:value-type="string">
            <text:p>détail</text:p>
          </table:table-cell>
          <table:table-cell table:number-columns-repeated="2" office:value-type="string">
            <text:p>N</text:p>
          </table:table-cell>
          <table:table-cell office:value-type="string">
            <text:p>ifile</text:p>
          </table:table-cell>
          <table:table-cell table:style-name="ce24" table:formula="oooc:=[.H37]+10" office:value-type="float" office:value="290">
            <text:p>2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LOG</text:p>
          </table:table-cell>
          <table:table-cell office:value-type="string">
            <text:p>EXEC_FR_CR</text:p>
          </table:table-cell>
          <table:table-cell office:value-type="string">
            <text:p>log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style-name="ce24" table:formula="oooc:=[.H38]+10" office:value-type="float" office:value="300">
            <text:p>3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15" office:value-type="string">
            <text:p>EXEC_BGEXEC</text:p>
          </table:table-cell>
          <table:table-cell table:style-name="ce15"/>
          <table:table-cell table:style-name="ce15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::bgExecute()</text:p>
          </table:table-cell>
          <table:table-cell table:style-name="ce15"/>
          <table:table-cell table:style-name="ce15" office:value-type="string">
            <text:p>::isLatestExec()</text:p>
          </table:table-cell>
          <table:table-cell table:style-name="ce15" table:number-columns-repeated="243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253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253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FR_PARAM</text:p>
          </table:table-cell>
          <table:table-cell table:style-name="ce23"/>
          <table:table-cell table:style-name="ce23" office:value-type="string">
            <text:p>paramèt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IDADMIN</text:p>
          </table:table-cell>
          <table:table-cell table:style-name="ce26" table:formula="oooc:=[.B44]" office:value-type="string" office:string-value="EXEC_FR_PARAM ">
            <text:p>EXEC_FR_PARAM </text:p>
          </table:table-cell>
          <table:table-cell table:style-name="ce23" office:value-type="string">
            <text:p>id administrateur</text:p>
          </table:table-cell>
          <table:table-cell table:style-name="ce2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3" office:value-type="string">
            <text:p>docid</text:p>
          </table:table-cell>
          <table:table-cell table:style-name="ce23" table:formula="oooc:=[.H44]+10" office:value-type="float" office:value="20">
            <text:p>20</text:p>
          </table:table-cell>
          <table:table-cell table:style-name="ce23" office:value-type="string">
            <text:p>H</text:p>
          </table:table-cell>
          <table:table-cell table:style-name="ce23" office:value-type="string">
            <text:p>N</text:p>
          </table:table-cell>
          <table:table-cell table:style-name="ce23" table:number-columns-repeated="2"/>
          <table:table-cell table:style-name="ce23" office:value-type="string">
            <text:p>::getTitle(EXEC_IDADMIN):EXEC_ADMIN</text:p>
          </table:table-cell>
          <table:table-cell table:style-name="ce23" table:number-columns-repeated="243"/>
        </table:table-row>
        <table:table-row table:style-name="ro4">
          <table:table-cell table:style-name="ce23" office:value-type="string">
            <text:p>PARAM</text:p>
          </table:table-cell>
          <table:table-cell table:style-name="ce23" office:value-type="string">
            <text:p>EXEC_ADMIN</text:p>
          </table:table-cell>
          <table:table-cell table:style-name="ce23" office:value-type="string">
            <text:p>EXEC_FR_PARAM</text:p>
          </table:table-cell>
          <table:table-cell table:style-name="ce23" office:value-type="string">
            <text:p>administrateu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table:formula="oooc:=[.H45]+10" office:value-type="float" office:value="30">
            <text:p>3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app=FDL&amp;action=FDL_CARD&amp;id=%EXEC_IDADMIN%</text:p>
          </table:table-cell>
          <table:table-cell table:style-name="ce23" office:value-type="string">
            <text:p>fdl.php</text:p>
          </table:table-cell>
          <table:table-cell table:style-name="ce23" office:value-type="string">
            <text:p>lfamily(D,IUSER,EXEC_ADMIN):EXEC_IDADMIN,EXEC_ADMIN</text:p>
          </table:table-cell>
          <table:table-cell table:style-name="ce23" table:number-columns-repeated="2"/>
          <table:table-cell table:style-name="ce23" office:value-type="string">
            <text:p>elabel=recevra en copie les couriels des rapports d'exécution</text:p>
          </table:table-cell>
          <table:table-cell table:style-name="ce23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number-columns-repeated="255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ubli" table:style-name="ta3" table:print="false">
        <office:forms form:automatic-focus="false" form:apply-design-mode="false"/>
        <table:table-column table:style-name="co15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publipostage</text:p>
          </table:table-cell>
          <table:table-cell table:number-columns-repeated="2"/>
          <table:table-cell table:style-name="ce6" office:value-type="string">
            <text:p>PUBLIMAIL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FR_BASIC</text:p>
          </table:table-cell>
          <table:table-cell table:style-name="ce24"/>
          <table:table-cell table:style-name="ce19" office:value-type="string">
            <text:p>bas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13" office:value-type="string">
            <text:p>H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BA_TITLE</text:p>
          </table:table-cell>
          <table:table-cell table:style-name="ce25" table:formula="oooc:=[.B10]" office:value-type="string" office:string-value="FR_BASIC ">
            <text:p>FR_BASIC </text:p>
          </table:table-cell>
          <table:table-cell table:style-name="ce19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N</text:p>
          </table:table-cell>
          <table:table-cell table:style-name="ce2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PUBM_TITLE</text:p>
          </table:table-cell>
          <table:table-cell office:value-type="string">
            <text:p>PUBM_FR_IDENT</text:p>
          </table:table-cell>
          <table:table-cell office:value-type="string">
            <text:p>suje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110">
            <text:p>11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formula="oooc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BODY</text:p>
          </table:table-cell>
          <table:table-cell table:style-name="ce8"/>
          <table:table-cell table:style-name="ce8" office:value-type="string">
            <text:p>Corp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table:formula="oooc:=[.H15]+10" office:value-type="float" office:value="130">
            <text:p>13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ODY</text:p>
          </table:table-cell>
          <table:table-cell office:value-type="string">
            <text:p>PUBM_FR_BODY</text:p>
          </table:table-cell>
          <table:table-cell office:value-type="string">
            <text:p>corps du message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16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toolbar=DocAttr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GIMG</text:p>
          </table:table-cell>
          <table:table-cell office:value-type="string">
            <text:p>PUBM_FR_BODY</text:p>
          </table:table-cell>
          <table:table-cell office:value-type="string">
            <text:p>image de fond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7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ATT</text:p>
          </table:table-cell>
          <table:table-cell table:style-name="ce8"/>
          <table:table-cell table:style-name="ce8" office:value-type="string">
            <text:p>Attachement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18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PUBM_FR_ATT</text:p>
          </table:table-cell>
          <table:table-cell table:style-name="ce31" office:value-type="string">
            <text:p>Attachement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array</text:p>
          </table:table-cell>
          <table:table-cell table:formula="oooc:=[.H19]+10" office:value-type="float" office:value="170">
            <text:p>17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ADESC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Descrip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DESC</text:p>
          </table:table-cell>
          <table:table-cell table:style-name="ce31" office:value-type="string">
            <text:p>PUBM_T_ATT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SEND</text:p>
          </table:table-cell>
          <table:table-cell/>
          <table:table-cell office:value-type="string">
            <text:p>envoy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IMPCARD&amp;zone=FDL:FDL_PUBMAIL</text:p>
          </table:table-cell>
          <table:table-cell table:number-columns-repeated="2"/>
          <table:table-cell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PREVIEW</text:p>
          </table:table-cell>
          <table:table-cell/>
          <table:table-cell office:value-type="string">
            <text:p>prévisualis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EVIEW</text:p>
          </table:table-cell>
          <table:table-cell table:number-columns-repeated="2"/>
          <table:table-cell office:value-type="string">
            <text:p>submenu=action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DISPLAY</text:p>
          </table:table-cell>
          <table:table-cell/>
          <table:table-cell office:value-type="string">
            <text:p>affich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DISPLAY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PRINT</text:p>
          </table:table-cell>
          <table:table-cell/>
          <table:table-cell office:value-type="string">
            <text:p>im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3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INT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CONFIG</text:p>
          </table:table-cell>
          <table:table-cell table:style-name="ce8"/>
          <table:table-cell table:style-name="ce8" office:value-type="string">
            <text:p>Configur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26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IDFAM</text:p>
          </table:table-cell>
          <table:table-cell office:value-type="string">
            <text:p>PUBM_FR_CONFIG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7]+10" office:value-type="float" office:value="230">
            <text:p>23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PUBM_IDFAM):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AM</text:p>
          </table:table-cell>
          <table:table-cell office:value-type="string">
            <text:p>PUBM_FR_CONFIG</text:p>
          </table:table-cell>
          <table:table-cell office:value-type="string">
            <text:p>famille du lo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40">
            <text:p>24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PUBM_IDFAM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PUBM_FAM):PUBM_IDFAM,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MAILATT</text:p>
          </table:table-cell>
          <table:table-cell office:value-type="string">
            <text:p>PUBM_FR_CONFIG</text:p>
          </table:table-cell>
          <table:table-cell office:value-type="string">
            <text:p>attribut 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50">
            <text:p>25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PUBM_IDFAM):PUBM_MAILATT</text:p>
          </table:table-cell>
          <table:table-cell table:number-columns-repeated="24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IDFAM</text:p>
          </table:table-cell>
          <table:table-cell office:value-type="float" office:value="120">
            <text:p>12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FAM</text:p>
          </table:table-cell>
          <table:table-cell office:value-type="string">
            <text:p>utilisateu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MAILATT</text:p>
          </table:table-cell>
          <table:table-cell office:value-type="string">
            <text:p>us_mail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4"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table:style-name="ce4" office:value-type="string">
            <text:p>FLD_FAMIDS</text:p>
          </table:table-cell>
          <table:table-cell table:style-name="ce4" office:value-type="float" office:value="120">
            <text:p>120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table:style-name="ce4" office:value-type="string">
            <text:p>FLD_FAM</text:p>
          </table:table-cell>
          <table:table-cell table:style-name="ce4" office:value-type="string">
            <text:p>personn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table:table-column table:style-name="co15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table:style-name="ce6" office:value-type="string">
            <text:p>BASIC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table:number-columns-repeated="2"/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2">12/03/2007</text:date>, <text:time>17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xec" style:display-name="PageStyle_exe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ubli" style:display-name="PageStyle_publi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basic" style:display-name="PageStyle_basi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40:26</meta:creation-date>
    <dc:creator>éric brison</dc:creator>
    <dc:date>2007-03-12T17:52:07</dc:date>
    <dc:language>fr-FR</dc:language>
    <meta:editing-cycles>4</meta:editing-cycles>
    <meta:editing-duration>PT8M10S</meta:editing-duration>
    <meta:user-defined meta:name="Info 1"/>
    <meta:user-defined meta:name="Info 2"/>
    <meta:user-defined meta:name="Info 3"/>
    <meta:user-defined meta:name="Info 4"/>
    <meta:document-statistic meta:table-count="4" meta:cell-count="750"/>
  </office:meta>
</office:document-meta>
</file>